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101db"/>
    </style:style>
    <style:style style:name="P2" style:family="paragraph" style:parent-style-name="Standard">
      <style:text-properties fo:font-weight="bold" officeooo:paragraph-rsid="001101db" style:font-weight-asian="bold" style:font-weight-complex="bold"/>
    </style:style>
    <style:style style:name="P3" style:family="paragraph" style:parent-style-name="Standard">
      <style:text-properties fo:font-weight="bold" officeooo:paragraph-rsid="0012900e" style:font-weight-asian="bold" style:font-weight-complex="bold"/>
    </style:style>
    <style:style style:name="T1" style:family="text">
      <style:text-properties officeooo:rsid="001101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1101db" style:font-weight-asian="normal" style:font-weight-complex="normal"/>
    </style:style>
    <style:style style:name="T4" style:family="text">
      <style:text-properties fo:font-weight="normal" officeooo:rsid="0012900e" style:font-weight-asian="normal" style:font-weight-complex="normal"/>
    </style:style>
    <style:style style:name="T5" style:family="text">
      <style:text-properties officeooo:rsid="0012900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* For:</text:span> <text:s/><text:span text:style-name="T1">es un “bucle” que se repite un bloque de instrucciones una cantidad de veces.<text:line-break/></text:span></text:p>
      <text:p text:style-name="P2">* &amp;&amp;: <text:span text:style-name="T3">Es un operador logico y lo que hace es comparar dos expresiones, se entiende como “y” y se tienen que cumplir las dos expresiones para que el resultado sea verdadero. </text:span><text:span text:style-name="T4">Por ejemplo: Para salir a la calle necesito barbijo &amp;&amp; alcohol en gel.</text:span></text:p>
      <text:p text:style-name="P2"/>
      <text:p text:style-name="P3">* ||: <text:span text:style-name="T3">Tambien es un operador logico que se entiende como “or” (“o” en ingles) que compara dos expresiones y al menos una se tiene que cumplir para que el resultado sea verdadero. </text:span><text:span text:style-name="T4">Por ejemplo: Para salir a la calle necesito barbijo </text:span><text:span text:style-name="T1">|| </text:span><text:span text:style-name="T4">mascara.</text:span><text:span text:style-name="T3"><text:line-break/></text:span></text:p>
      <text:p text:style-name="P2"/>
      <text:p text:style-name="P2">*!: <text:span text:style-name="T4">Es el operador “Not” y lo que hace es invertir la condicion de la expresion. Por ejemplo: Para salir a la calle !sin barbijo.</text:span></text:p>
      <text:p text:style-name="P2"/>
      <text:p text:style-name="P1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0" meta:object-count="0" meta:page-count="1" meta:paragraph-count="5" meta:word-count="130" meta:character-count="702" meta:non-whitespace-character-count="572"/>
  </office:meta>
</office:document-meta>
</file>